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8pt" officeooo:rsid="01450c4d" officeooo:paragraph-rsid="01450c4d" style:font-size-asian="8pt" style:font-size-complex="8pt"/>
    </style:style>
    <style:style style:name="P5" style:family="paragraph" style:parent-style-name="Standard">
      <style:text-properties officeooo:paragraph-rsid="01471d71"/>
    </style:style>
    <style:style style:name="P6" style:family="paragraph" style:parent-style-name="Standard">
      <style:text-properties officeooo:rsid="0006a086" officeooo:paragraph-rsid="0006a086"/>
    </style:style>
    <style:style style:name="P7" style:family="paragraph" style:parent-style-name="Standard">
      <style:paragraph-properties fo:text-align="justify" style:justify-single-word="false"/>
      <style:text-properties officeooo:rsid="0006a086" officeooo:paragraph-rsid="014723d4"/>
    </style:style>
    <style:style style:name="P8" style:family="paragraph" style:parent-style-name="Standard">
      <style:paragraph-properties fo:text-align="justify" style:justify-single-word="false"/>
      <style:text-properties officeooo:rsid="00074818" officeooo:paragraph-rsid="014723d4"/>
    </style:style>
    <style:style style:name="P9" style:family="paragraph" style:parent-style-name="Standard">
      <style:text-properties officeooo:rsid="00161b0d" officeooo:paragraph-rsid="014723d4"/>
    </style:style>
    <style:style style:name="P10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11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12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13" style:family="paragraph" style:parent-style-name="Standard">
      <style:paragraph-properties fo:margin-left="1.251cm" fo:margin-right="0cm" fo:margin-top="0.199cm" fo:margin-bottom="0.199cm" loext:contextual-spacing="false" fo:text-align="justify" style:justify-single-word="false" fo:text-indent="0cm" style:auto-text-indent="false"/>
      <style:text-properties fo:font-weight="normal" officeooo:rsid="002ded57" style:font-weight-asian="normal" style:font-weight-complex="normal"/>
    </style:style>
    <style:style style:name="P14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15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43e69b"/>
    </style:style>
    <style:style style:name="P16" style:family="paragraph" style:parent-style-name="Text_20_body" style:list-style-name="L6">
      <style:paragraph-properties fo:text-align="start" style:justify-single-word="false"/>
      <style:text-properties officeooo:rsid="010a4d45" officeooo:paragraph-rsid="01435a86"/>
    </style:style>
    <style:style style:name="P17" style:family="paragraph" style:parent-style-name="Text_20_body" style:list-style-name="L6">
      <style:paragraph-properties fo:text-align="start" style:justify-single-word="false"/>
      <style:text-properties officeooo:rsid="0141af73" officeooo:paragraph-rsid="0141af73"/>
    </style:style>
    <style:style style:name="P18" style:family="paragraph" style:parent-style-name="Text_20_body" style:list-style-name="L6">
      <style:paragraph-properties fo:margin-top="0.199cm" fo:margin-bottom="0.25cm" loext:contextual-spacing="false" fo:text-align="start" style:justify-single-word="false"/>
      <style:text-properties officeooo:rsid="010a4d45" officeooo:paragraph-rsid="0141af73"/>
    </style:style>
    <style:style style:name="P19" style:family="paragraph" style:parent-style-name="Heading_20_3">
      <style:text-properties officeooo:paragraph-rsid="014723d4"/>
    </style:style>
    <style:style style:name="P20" style:family="paragraph" style:parent-style-name="Heading_20_3">
      <style:text-properties officeooo:rsid="0141af73" officeooo:paragraph-rsid="0141af73"/>
    </style:style>
    <style:style style:name="P21" style:family="paragraph" style:parent-style-name="Heading_20_3">
      <style:text-properties officeooo:rsid="0143e69b" officeooo:paragraph-rsid="014cae60"/>
    </style:style>
    <style:style style:name="P22" style:family="paragraph" style:parent-style-name="Heading_20_3">
      <style:text-properties officeooo:rsid="0102a55f" officeooo:paragraph-rsid="014b6f37"/>
    </style:style>
    <style:style style:name="P23" style:family="paragraph" style:parent-style-name="Standard" style:list-style-name="L1">
      <style:text-properties fo:font-weight="bold" officeooo:rsid="0009c7d6" officeooo:paragraph-rsid="0009c7d6" style:font-weight-asian="bold" style:font-weight-complex="bold"/>
    </style:style>
    <style:style style:name="P24" style:family="paragraph" style:parent-style-name="Standard" style:list-style-name="L5">
      <style:text-properties officeooo:rsid="000b4640" officeooo:paragraph-rsid="000b6085"/>
    </style:style>
    <style:style style:name="P25" style:family="paragraph" style:parent-style-name="Standard" style:list-style-name="L2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26" style:family="paragraph" style:parent-style-name="Standard" style:list-style-name="L2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27" style:family="paragraph" style:parent-style-name="Standard" style:list-style-name="L2">
      <style:paragraph-properties fo:margin-top="0.101cm" fo:margin-bottom="0cm" loext:contextual-spacing="false"/>
      <style:text-properties officeooo:rsid="00192afb" officeooo:paragraph-rsid="009f5d2e"/>
    </style:style>
    <style:style style:name="P28" style:family="paragraph" style:parent-style-name="Standard" style:list-style-name="L2">
      <style:paragraph-properties fo:margin-top="0.101cm" fo:margin-bottom="0cm" loext:contextual-spacing="false"/>
      <style:text-properties officeooo:rsid="0009c7d6" officeooo:paragraph-rsid="000b6085"/>
    </style:style>
    <style:style style:name="P29" style:family="paragraph" style:parent-style-name="Standard" style:list-style-name="L3">
      <style:paragraph-properties fo:margin-top="0.101cm" fo:margin-bottom="0cm" loext:contextual-spacing="false"/>
      <style:text-properties officeooo:rsid="0009c7d6" officeooo:paragraph-rsid="002d20f9"/>
    </style:style>
    <style:style style:name="P30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31" style:family="paragraph" style:parent-style-name="Standard" style:list-style-name="L1">
      <style:paragraph-properties fo:margin-top="0.3cm" fo:margin-bottom="0cm" loext:contextual-spacing="false"/>
      <style:text-properties officeooo:rsid="002d20f9" officeooo:paragraph-rsid="00cd3cc2"/>
    </style:style>
    <style:style style:name="P32" style:family="paragraph" style:parent-style-name="Standard" style:list-style-name="L1">
      <style:paragraph-properties fo:margin-top="0.199cm" fo:margin-bottom="0cm" loext:contextual-spacing="false"/>
      <style:text-properties officeooo:rsid="0009c7d6" officeooo:paragraph-rsid="002d20f9"/>
    </style:style>
    <style:style style:name="P33" style:family="paragraph" style:parent-style-name="Standard" style:list-style-name="L1">
      <style:paragraph-properties fo:margin-top="0.199cm" fo:margin-bottom="0cm" loext:contextual-spacing="false"/>
      <style:text-properties officeooo:rsid="0009c7d6" officeooo:paragraph-rsid="00a0ceec"/>
    </style:style>
    <style:style style:name="P34" style:family="paragraph" style:parent-style-name="Standard" style:list-style-name="L1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35" style:family="paragraph" style:parent-style-name="Standard" style:list-style-name="L7">
      <style:paragraph-properties fo:margin-top="0cm" fo:margin-bottom="0.101cm" loext:contextual-spacing="false"/>
      <style:text-properties officeooo:rsid="00074818" officeooo:paragraph-rsid="0143e69b"/>
    </style:style>
    <style:style style:name="P36" style:family="paragraph" style:parent-style-name="Standard" style:list-style-name="L7">
      <style:paragraph-properties fo:margin-top="0cm" fo:margin-bottom="0.101cm" loext:contextual-spacing="false"/>
      <style:text-properties officeooo:rsid="00074818" officeooo:paragraph-rsid="014cae60"/>
    </style:style>
    <style:style style:name="P37" style:family="paragraph" style:parent-style-name="Standard" style:list-style-name="L7">
      <style:paragraph-properties fo:margin-top="0cm" fo:margin-bottom="0.101cm" loext:contextual-spacing="false" fo:text-align="start" style:justify-single-word="false"/>
      <style:text-properties officeooo:rsid="00161b0d" officeooo:paragraph-rsid="014cae60"/>
    </style:style>
    <style:style style:name="P38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4b6f37"/>
    </style:style>
    <style:style style:name="P39" style:family="paragraph" style:parent-style-name="Standard" style:list-style-name="L8">
      <style:paragraph-properties fo:margin-top="0cm" fo:margin-bottom="0.199cm" loext:contextual-spacing="false"/>
      <style:text-properties officeooo:rsid="00389b89" officeooo:paragraph-rsid="014b6f37"/>
    </style:style>
    <style:style style:name="P40" style:family="paragraph" style:parent-style-name="Standard" style:list-style-name="L8">
      <style:paragraph-properties fo:margin-top="0cm" fo:margin-bottom="0.199cm" loext:contextual-spacing="false"/>
      <style:text-properties fo:font-weight="bold" officeooo:rsid="00389b89" officeooo:paragraph-rsid="014b6f37" style:font-weight-asian="bold" style:font-weight-complex="bold"/>
    </style:style>
    <style:style style:name="P41" style:family="paragraph" style:parent-style-name="Standard" style:list-style-name="L8">
      <style:paragraph-properties fo:margin-top="0cm" fo:margin-bottom="0.199cm" loext:contextual-spacing="false"/>
      <style:text-properties officeooo:rsid="0038cc2f" officeooo:paragraph-rsid="014b6f37"/>
    </style:style>
    <style:style style:name="P42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4cae60"/>
    </style:style>
    <style:style style:name="P43" style:family="paragraph" style:parent-style-name="Heading_20_1">
      <style:text-properties officeooo:rsid="01471d71" officeooo:paragraph-rsid="00f9d82c"/>
    </style:style>
    <style:style style:name="P44" style:family="paragraph" style:parent-style-name="Footnote">
      <style:text-properties officeooo:rsid="013f9216" officeooo:paragraph-rsid="013f9216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056af"/>
    </style:style>
    <style:style style:name="T4" style:family="text">
      <style:text-properties officeooo:rsid="00122fdf"/>
    </style:style>
    <style:style style:name="T5" style:family="text">
      <style:text-properties officeooo:rsid="0012f1f2"/>
    </style:style>
    <style:style style:name="T6" style:family="text">
      <style:text-properties officeooo:rsid="001461f7"/>
    </style:style>
    <style:style style:name="T7" style:family="text">
      <style:text-properties officeooo:rsid="001487d3"/>
    </style:style>
    <style:style style:name="T8" style:family="text">
      <style:text-properties officeooo:rsid="00161b0d"/>
    </style:style>
    <style:style style:name="T9" style:family="text">
      <style:text-properties officeooo:rsid="00192afb"/>
    </style:style>
    <style:style style:name="T10" style:family="text">
      <style:text-properties officeooo:rsid="001a68d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a68d8" style:font-style-asian="italic" style:font-style-complex="italic"/>
    </style:style>
    <style:style style:name="T13" style:family="text">
      <style:text-properties fo:font-style="italic" officeooo:rsid="00427d59" style:font-style-asian="italic" style:font-style-complex="italic"/>
    </style:style>
    <style:style style:name="T14" style:family="text">
      <style:text-properties fo:font-style="italic" officeooo:rsid="013f9216" style:font-style-asian="italic" style:font-style-complex="italic"/>
    </style:style>
    <style:style style:name="T15" style:family="text">
      <style:text-properties fo:font-style="italic" officeooo:rsid="00c6a641" style:font-style-asian="italic" style:font-style-complex="italic"/>
    </style:style>
    <style:style style:name="T16" style:family="text">
      <style:text-properties fo:font-style="italic" officeooo:rsid="0038cc2f" style:font-style-asian="italic" style:font-style-complex="italic"/>
    </style:style>
    <style:style style:name="T17" style:family="text">
      <style:text-properties fo:font-style="italic" officeooo:rsid="010709b2" style:font-style-asian="italic" style:font-style-complex="italic"/>
    </style:style>
    <style:style style:name="T18" style:family="text">
      <style:text-properties fo:font-style="italic" officeooo:rsid="00cbf2c6" style:font-style-asian="italic" style:font-style-complex="italic"/>
    </style:style>
    <style:style style:name="T19" style:family="text">
      <style:text-properties fo:font-style="italic" officeooo:rsid="003caf77" style:font-style-asian="italic" style:font-style-complex="italic"/>
    </style:style>
    <style:style style:name="T20" style:family="text">
      <style:text-properties fo:font-style="italic" officeooo:rsid="00b17031" style:font-style-asian="italic" style:font-style-complex="italic"/>
    </style:style>
    <style:style style:name="T21" style:family="text">
      <style:text-properties fo:font-style="italic" officeooo:rsid="003c102f" style:font-style-asian="italic" style:font-style-complex="italic"/>
    </style:style>
    <style:style style:name="T22" style:family="text">
      <style:text-properties fo:font-style="italic" officeooo:rsid="003bad49" style:font-style-asian="italic" style:font-style-complex="italic"/>
    </style:style>
    <style:style style:name="T23" style:family="text">
      <style:text-properties fo:font-style="italic" officeooo:rsid="0078af0d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471d71" style:font-style-asian="italic" style:font-weight-asian="bold" style:font-style-complex="italic" style:font-weight-complex="bold"/>
    </style:style>
    <style:style style:name="T26" style:family="text">
      <style:text-properties officeooo:rsid="001c5e9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6d0c2" style:font-weight-asian="bold" style:font-weight-complex="bold"/>
    </style:style>
    <style:style style:name="T29" style:family="text">
      <style:text-properties fo:font-weight="bold" officeooo:rsid="00f9d82c" style:font-weight-asian="bold" style:font-weight-complex="bold"/>
    </style:style>
    <style:style style:name="T30" style:family="text">
      <style:text-properties fo:font-weight="bold" officeooo:rsid="00382174" style:font-weight-asian="bold" style:font-weight-complex="bold"/>
    </style:style>
    <style:style style:name="T31" style:family="text">
      <style:text-properties fo:font-weight="bold" officeooo:rsid="00074818" style:font-weight-asian="bold" style:font-weight-complex="bold"/>
    </style:style>
    <style:style style:name="T32" style:family="text">
      <style:text-properties fo:font-weight="bold" officeooo:rsid="011f1e2a" style:font-weight-asian="bold" style:font-weight-complex="bold"/>
    </style:style>
    <style:style style:name="T33" style:family="text">
      <style:text-properties fo:font-weight="bold" officeooo:rsid="013f9216" style:font-weight-asian="bold" style:font-weight-complex="bold"/>
    </style:style>
    <style:style style:name="T34" style:family="text">
      <style:text-properties fo:font-weight="bold" officeooo:rsid="003c102f" style:font-weight-asian="bold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ca7da" style:font-style-asian="normal" style:font-style-complex="normal"/>
    </style:style>
    <style:style style:name="T37" style:family="text">
      <style:text-properties fo:font-style="normal" officeooo:rsid="003caf77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40" style:family="text">
      <style:text-properties officeooo:rsid="003f7b6b"/>
    </style:style>
    <style:style style:name="T41" style:family="text">
      <style:text-properties officeooo:rsid="00427d59"/>
    </style:style>
    <style:style style:name="T42" style:family="text">
      <style:text-properties officeooo:rsid="00842ddf"/>
    </style:style>
    <style:style style:name="T43" style:family="text">
      <style:text-properties officeooo:rsid="00a87a09"/>
    </style:style>
    <style:style style:name="T44" style:family="text">
      <style:text-properties officeooo:rsid="011fd87c"/>
    </style:style>
    <style:style style:name="T45" style:family="text">
      <style:text-properties officeooo:rsid="01471d71"/>
    </style:style>
    <style:style style:name="T46" style:family="text">
      <style:text-properties officeooo:rsid="014723d4"/>
    </style:style>
    <style:style style:name="T47" style:family="text">
      <style:text-properties officeooo:rsid="00fd6318"/>
    </style:style>
    <style:style style:name="T48" style:family="text">
      <style:text-properties officeooo:rsid="0016e9aa"/>
    </style:style>
    <style:style style:name="T49" style:family="text">
      <style:text-properties officeooo:rsid="00fc752b"/>
    </style:style>
    <style:style style:name="T50" style:family="text">
      <style:text-properties officeooo:rsid="014ab159"/>
    </style:style>
    <style:style style:name="T51" style:family="text">
      <style:text-properties officeooo:rsid="013f9216"/>
    </style:style>
    <style:style style:name="T52" style:family="text">
      <style:text-properties officeooo:rsid="00c6a641"/>
    </style:style>
    <style:style style:name="T53" style:family="text">
      <style:text-properties officeooo:rsid="0038cc2f"/>
    </style:style>
    <style:style style:name="T54" style:family="text">
      <style:text-properties officeooo:rsid="003caf77"/>
    </style:style>
    <style:style style:name="T55" style:family="text">
      <style:text-properties officeooo:rsid="003bad4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<text:span text:style-name="T46">Cele, m</text:span>ateriały i metody</text:h>
      <text:p text:style-name="P5"><text:span text:style-name="T25">Mów mi Python!</text:span><text:span text:style-name="T45"> – czyli </text:span><text:span text:style-name="T29">p</text:span><text:span text:style-name="T27">rogramowani</text:span><text:span text:style-name="T30">e</text:span><text:span text:style-name="T27"> </text:span><text:span text:style-name="T31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6"/>
      <text:h text:style-name="P19" text:outline-level="3">Po co, <text:span text:style-name="T48">czyli cele</text:span></text:h>
      <text:p text:style-name="P7">Celem <text:span text:style-name="T49">projektu</text:span> jest zachęc<text:span text:style-name="T8">a</text:span>nie nauczycieli i uczniów do programowania <text:span text:style-name="T8">z</text:span> wykorzystaniem języka Python. <text:span text:style-name="T2">Przygotowane materiały prezentują zarówno zalety języka, jak i podstawowe pojęcia związane z tworzeniem programów i algorytmiką.</text:span></text:p>
      <text:p text:style-name="P9"/>
      <text:p text:style-name="P8"><text:span text:style-name="T47">Ogólnym celem projektu</text:span> jest <text:span text:style-name="T47">propagowanie myślenia komputacyjnego, natomiast praktycznym rezultatem szkoleń ma być </text:span>wyposażenie uczestników w minimum wiedzy i umiejętności umożliwiających samodzielne kodowanie w Pythonie.</text:p>
      <text:h text:style-name="P20" text:outline-level="3"><text:span text:style-name="T50">M</text:span>ateriał<text:span text:style-name="T50">y</text:span> szkoleniow<text:span text:style-name="T50">e</text:span></text:h>
      <text:list xml:id="list3545990859002405387" text:style-name="L1">
        <text:list-item>
          <text:p text:style-name="P23">Podstawy Pythona</text:p>
        </text:list-item>
      </text:list>
      <text:list xml:id="list492320742193145845" text:style-name="L2">
        <text:list-item>
          <text:list>
            <text:list-item>
              <text:p text:style-name="P25">Toto Lotek</text:p>
              <text:p text:style-name="P27">Rozbudowany przykład wprowadzający podstawowe elementy języka, jak i programowania: zmienna, pobieranie i wyprowadzanie tekstu, proste typy danych, instrukcja warunkowa <text:span text:style-name="T12">if</text:span>, <text:span text:style-name="T10">wyrażenie logiczne, </text:span>pętla <text:span text:style-name="T11">for</text:span>, pętla <text:span text:style-name="T11">while</text:span>, <text:span text:style-name="T13">break</text:span><text:span text:style-name="T41">, </text:span><text:span text:style-name="T13">continue</text:span><text:span text:style-name="T41">, </text:span>złożone typy danych, lista, zbiór, <text:span text:style-name="T26">tupla, algorytm, poprawność algorytmu, obsługa wyjątków, funkcja, moduł.</text:span></text:p>
            </text:list-item>
            <text:list-item>
              <text:p text:style-name="P26">Python kreśli<text:span text:style-name="T35"> (Matplotlib)</text:span></text:p>
            </text:list-item>
          </text:list>
        </text:list-item>
      </text:list>
      <text:p text:style-name="P14">Materiał prezentujący tworzeni<text:span text:style-name="T43">e</text:span> wykresów oraz operacje matematyczne w Pythonie. <text:span text:style-name="T43">Zagadnienia: listy, notacja wycinkowa, wyrażenia listowe, wizualizacja danych.</text:span></text:p>
      <text:list xml:id="list80846838918786" text:continue-numbering="true" text:style-name="L2">
        <text:list-item>
          <text:list>
            <text:list-item>
              <text:p text:style-name="P28"><text:span text:style-name="T11">Python w przykładach</text:span> <text:span text:style-name="T9">– zestaw przykładów prezentujących praktyczne wykorzystanie wprowadzonych zagadnień</text:span></text:p>
            </text:list-item>
          </text:list>
        </text:list-item>
      </text:list>
      <text:list xml:id="list80848711632075" text:continue-list="list3545990859002405387" text:style-name="L1">
        <text:list-item>
          <text:p text:style-name="P31"><text:span text:style-name="T27">Gr</text:span><text:span text:style-name="T28">a</text:span><text:span text:style-name="T27"> robotów</text:span> (<text:span text:style-name="T11">Robot Game</text:span>, <text:span text:style-name="T40">rgkit</text:span>)</text:p>
        </text:list-item>
      </text:list>
      <text:p text:style-name="P13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p>
      <text:list xml:id="list80846907919412" text:continue-numbering="true" text:style-name="L1">
        <text:list-item>
          <text:p text:style-name="P32"><text:span text:style-name="T27">Gry w Pythonie</text:span> <text:span text:style-name="T3">(Pygame)</text:span></text:p>
        </text:list-item>
      </text:list>
      <text:p text:style-name="P10">Przykłady multimedialne prezentujące tworzenie i manipulowanie prostymi obiektami graficznymi (Pong, Kółko i krzyżyk) oraz graficzną wizualizację struktur danych (Życie Conwaya).</text:p>
      <text:list xml:id="list8097348985879333004" text:style-name="L3">
        <text:list-item>
          <text:list>
            <text:list-item>
              <text:p text:style-name="P29"><text:span text:style-name="T11">Pong</text:span> (wersja strukturalna i obiektowa)</text:p>
            </text:list-item>
            <text:list-item>
              <text:p text:style-name="P29"><text:span text:style-name="T11">Kółko i krzyżyk</text:span> (wersja strukturalna i obiektowa)</text:p>
            </text:list-item>
            <text:list-item>
              <text:p text:style-name="P29"><text:span text:style-name="T11">Życie Conwaya</text:span> (wersja strukturalna i obiektowa)</text:p>
            </text:list-item>
          </text:list>
        </text:list-item>
      </text:list>
      <text:list xml:id="list80847489865440" text:continue-list="list80846907919412" text:style-name="L1">
        <text:list-item>
          <text:p text:style-name="P33"><text:span text:style-name="T27">Bazy danych</text:span> w Pythonie <text:span text:style-name="T4">(SQLite)</text:span></text:p>
        </text:list-item>
      </text:list>
      <text:p text:style-name="P11">Przykłady wykorzystania bazy danych: model bazy, tabela, pole, rekord, klucz podstawowy, <text:soft-page-break/>klucz obcy, relacje, połączenie z bazą, operacje CRUD (Create, Read, Update, Delete), podstawy języka SQL, kwerenda, system ORM, klasa, obiekt, właściwości.</text:p>
      <text:list xml:id="list1932846624268426354" text:style-name="L4">
        <text:list-item>
          <text:list>
            <text:list-item>
              <text:p text:style-name="P30"><text:span text:style-name="T5">Moduł </text:span>SQL</text:p>
            </text:list-item>
            <text:list-item>
              <text:p text:style-name="P30">Systemy ORM (Peewee i SQLAlchemy)</text:p>
            </text:list-item>
          </text:list>
        </text:list-item>
      </text:list>
      <text:list xml:id="list80847443568941" text:continue-list="list80847489865440" text:style-name="L1">
        <text:list-item>
          <text:p text:style-name="P34">Aplikacje internetowe</text:p>
        </text:list-item>
      </text:list>
      <text:p text:style-name="P12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p>
      <text:list xml:id="list9191860047196390027" text:style-name="L5">
        <text:list-item>
          <text:list>
            <text:list-item>
              <text:p text:style-name="P24"><text:span text:style-name="T11">Quiz</text:span> <text:span text:style-name="T6">(Flask)</text:span></text:p>
            </text:list-item>
            <text:list-item>
              <text:p text:style-name="P24"><text:span text:style-name="T11">ToDo</text:span> <text:span text:style-name="T6">(Flask, SQLite)</text:span></text:p>
            </text:list-item>
            <text:list-item>
              <text:p text:style-name="P24"><text:span text:style-name="T11">Quiz</text:span> ORM <text:span text:style-name="T7">(Flask)</text:span></text:p>
            </text:list-item>
            <text:list-item>
              <text:p text:style-name="P24"><text:span text:style-name="T11">Czat</text:span> (<text:span text:style-name="T7">Django</text:span>)</text:p>
            </text:list-item>
          </text:list>
        </text:list-item>
      </text:list>
      <text:h text:style-name="Heading_20_3" text:outline-level="3">Materiały online</text:h>
      <text:list xml:id="list7896952081312951657" text:style-name="L6">
        <text:list-item>
          <text:p text:style-name="P18"><text:span text:style-name="T27">Wersja HTML</text:span>: <text:a xlink:type="simple" xlink:href="http://python101.readthedocs.org/" text:style-name="Internet_20_link" text:visited-style-name="Visited_20_Internet_20_Link">http://python101.readthedocs.org</text:a> <text:span text:style-name="T44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44">rtfd</text:span></text:a><text:a xlink:type="simple" xlink:href="http://python101.rtfd.org/" text:style-name="Internet_20_link" text:visited-style-name="Visited_20_Internet_20_Link">.org</text:a></text:p>
        </text:list-item>
        <text:list-item>
          <text:p text:style-name="P16"><text:span text:style-name="T27">Wersj</text:span><text:span text:style-name="T32">e</text:span><text:span text:style-name="T27"> źródłow</text:span><text:span text:style-name="T32">e</text:span>: <text:a xlink:type="simple" xlink:href="https://github.com/koduj-z-klasa/python101" text:style-name="Internet_20_link" text:visited-style-name="Visited_20_Internet_20_Link">https://github.com/koduj-z-klasa/python101</text:a></text:p>
        </text:list-item>
        <text:list-item>
          <text:p text:style-name="P17"><text:span text:style-name="T27">Forum Koduj z Klasą</text:span>: <text:a xlink:type="simple" xlink:href="http://discourse.kodujzklasa.pl/" text:style-name="Internet_20_link" text:visited-style-name="Visited_20_Internet_20_Link">http://discourse.kodujzklasa.pl</text:a></text:p>
        </text:list-item>
      </text:list>
      <text:h text:style-name="P22" text:outline-level="3">Oprogramowanie</text:h>
      <text:list xml:id="list5994682619861719870" text:style-name="L8">
        <text:list-item>
          <text:p text:style-name="P39"><text:span text:style-name="T38">Interpreter </text:span><text:span text:style-name="T24">Pythona</text:span> w wersji <text:span text:style-name="T27">2.7.x</text:span>.<text:note text:id="ftn1" text:note-class="footnote"><text:note-citation>1</text:note-citation><text:note-body><text:p text:style-name="P44">Wykorzystanie wersji 3.x interpretera również jest możliwe, ale wymaga poprawiania kodu.</text:p></text:note-body></text:note></text:p>
        </text:list-item>
        <text:list-item>
          <text:p text:style-name="P40">System operacyjny:</text:p>
          <text:list>
            <text:list-item>
              <text:p text:style-name="P39"><text:span text:style-name="T24">Linux</text:span><text:span text:style-name="T11"> </text:span>w wersji <text:a xlink:type="simple" xlink:href="http://python101.readthedocs.org/pl/latest/env/live.html" text:style-name="Internet_20_link" text:visited-style-name="Visited_20_Internet_20_Link"><text:span text:style-name="T14">li</text:span></text:a><text:a xlink:type="simple" xlink:href="http://python101.readthedocs.org/pl/latest/env/live.html" text:style-name="Internet_20_link" text:visited-style-name="Visited_20_Internet_20_Link"><text:span text:style-name="T11">ve USB</text:span></text:a> <text:span text:style-name="T51">(polecamy </text:span><text:a xlink:type="simple" xlink:href="http://python101.readthedocs.org/pl/latest/env/live.html#polecane-dystrybucje" text:style-name="Internet_20_link" text:visited-style-name="Visited_20_Internet_20_Link"><text:span text:style-name="T51">LxPupTahr</text:span></text:a><text:span text:style-name="T51">)</text:span> <text:span text:style-name="T52">lub </text:span><text:span text:style-name="T15">desktop</text:span><text:span text:style-name="T52">, np. (X)Ubuntu lub Debian</text:span>. Python jest domyślnym składnikiem systemu.</text:p>
            </text:list-item>
            <text:list-item>
              <text:p text:style-name="P39"><text:span text:style-name="T51">lub</text:span> <text:span text:style-name="T24">Windows</text:span><text:span text:style-name="T11"> </text:span><text:span text:style-name="T16">7 / 8 / </text:span><text:span text:style-name="T17">10</text:span><text:span text:style-name="T53">. Interpreter Pythona należy doinstalować.</text:span></text:p>
            </text:list-item>
          </text:list>
        </text:list-item>
        <text:list-item>
          <text:p text:style-name="P41"><text:span text:style-name="T33">E</text:span><text:span text:style-name="T27">dytor kodu</text:span>, np. <text:span text:style-name="T11">Geany</text:span>, <text:span text:style-name="T11">PyCharm</text:span>, <text:span text:style-name="T18">Sublime Text, </text:span><text:span text:style-name="T14">Atom</text:span> (działają w obu systemach).</text:p>
        </text:list-item>
        <text:list-item>
          <text:p text:style-name="P41"><text:span text:style-name="T39">Narzędzia dodatkowe</text:span><text:span text:style-name="T36">: </text:span><text:span text:style-name="T19">pip</text:span><text:span text:style-name="T37">, </text:span><text:span text:style-name="T19">virtualenv</text:span><text:span text:style-name="T37">, g</text:span><text:span text:style-name="T11">it</text:span><text:span text:style-name="T54">.</text:span></text:p>
        </text:list-item>
        <text:list-item>
          <text:p text:style-name="P41"><text:span text:style-name="T27">Biblioteki </text:span><text:span text:style-name="T34">i frameworki </text:span><text:span text:style-name="T27">Pythona</text:span> wykorzystywane w przykładach: <text:span text:style-name="T20">Matplotlib,</text:span><text:span text:style-name="T11"> </text:span><text:span text:style-name="T21">Pygame, </text:span><text:span text:style-name="T11">Peewee, SQLAlchemy, Flask, Django, </text:span><text:span text:style-name="T22">Rgkit, RobotGame-bots, </text:span><text:span text:style-name="T23">Rgsimulator</text:span><text:span text:style-name="T55">.</text:span></text:p>
        </text:list-item>
      </text:list>
      <text:p text:style-name="P38"><text:span text:style-name="T27">Uwaga</text:span>: w ramach projektu przygotowano specjalną dystrybucję systemu Linux <text:a xlink:type="simple" xlink:href="http://python101.readthedocs.org/pl/latest/env/live.html#polecane-dystrybucje" text:style-name="Internet_20_link" text:visited-style-name="Visited_20_Internet_20_Link"><text:span text:style-name="T11">LxPupTahr</text:span></text:a> przeznaczoną do instalacji na kluczach USB w trybie <text:span text:style-name="T11">live</text:span>. System zawiera wszystkie wymagane narzędzia i biblioteki Pythona, umożliwia realizację wszystkich scenariuszy oraz zapis plików tworzonych przez uczestników szkoleń.</text:p>
      <text:h text:style-name="P21" text:outline-level="3">Metody realizacji</text:h>
      <text:p text:style-name="P42">Cechy języka Python przedstawiane są na przykładach, których realizacja może przyjąć różn<text:span text:style-name="T8">e</text:span> form<text:span text:style-name="T8">y</text:span> w zależności od dostępnego czasu. <text:span text:style-name="T42">Zasada ogólna jest prosta: im więcej mamy czasu, tym więcej metod aktywizujących (kodowanie, testowanie, ćwiczenia, konsola Pythona, konsola Django itp.); im mniej, tym więcej metod podających (pokaz, wyjaśnienia najważniejszych fragmentów kodu, kopiuj-wklej). W niektórych materiałach (np. Robot Game, gry w Pygame) po skopiowaniu </text:span><text:soft-page-break/><text:span text:style-name="T42">i wklejeniu kodu warto stosować zasadę uruchom-zmodyfikuj-uruchom.</text:span></text:p>
      <text:list xml:id="list1616912615339247528" text:style-name="L7">
        <text:list-item>
          <text:p text:style-name="P36"><text:span text:style-name="T8">P</text:span>rezentacja, <text:span text:style-name="T8">czyli uruchamianie gotowych przykładów</text:span> wraz z omówieniem najważniejszych fragmentów kodu.</text:p>
        </text:list-item>
        <text:list-item>
          <text:p text:style-name="P36"><text:span text:style-name="T8">W</text:span>spólne budowanie programów od podstaw: <text:span text:style-name="T8">kodowanie w edytorze, wklejanie bardziej skomplikowanych fragmentów kodu.</text:span></text:p>
        </text:list-item>
        <text:list-item>
          <text:p text:style-name="P36"><text:span text:style-name="T8">Ć</text:span>wicz<text:span text:style-name="T8">enia</text:span> w interpreterze Pythona <text:span text:style-name="T8">– niezbędne m. in. podczas wyjaśnianiu elementów języka oraz konstrukcji wykorzystywanych w przykładach.</text:span></text:p>
        </text:list-item>
        <text:list-item>
          <text:p text:style-name="P37">Ćwiczenia i zadania wykonywane samodzielnie przez uczestnikó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8pt" officeooo:rsid="01450c4d" officeooo:paragraph-rsid="01450c4d" style:font-size-asian="8pt" style:font-size-complex="8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(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17T08:08:46.723127275</dc:date>
    <meta:editing-duration>PT10H16M36S</meta:editing-duration>
    <meta:editing-cycles>321</meta:editing-cycles>
    <meta:generator>LibreOffice/4.4.3.2$Linux_X86_64 LibreOffice_project/40m0$Build-2</meta:generator>
    <meta:document-statistic meta:table-count="1" meta:image-count="0" meta:object-count="0" meta:page-count="3" meta:paragraph-count="52" meta:word-count="627" meta:character-count="4908" meta:non-whitespace-character-count="4360"/>
  </office:meta>
</office:document-meta>
</file>